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orphans="1" fo:text-indent="0cm" style:auto-text-indent="false"/>
    </style:style>
    <style:style style:name="P2" style:family="paragraph" style:parent-style-name="Heading_20_3">
      <style:paragraph-properties fo:margin-left="0cm" fo:margin-right="0cm" fo:orphans="1" fo:text-indent="0cm" style:auto-text-indent="false"/>
    </style:style>
    <style:style style:name="P3" style:family="paragraph" style:parent-style-name="Text_20_body">
      <style:paragraph-properties fo:orphans="1"/>
    </style:style>
    <style:style style:name="P4" style:family="paragraph" style:parent-style-name="Text_20_body">
      <style:paragraph-properties fo:margin-top="0cm" fo:margin-bottom="0cm" style:contextual-spacing="false" fo:orphans="1"/>
    </style:style>
    <style:style style:name="P5" style:family="paragraph" style:parent-style-name="Heading_20_2">
      <style:paragraph-properties fo:orphans="1"/>
    </style:style>
    <style:style style:name="P6" style:family="paragraph" style:parent-style-name="Text_20_body" style:list-style-name="L1">
      <style:paragraph-properties fo:orphans="1"/>
    </style:style>
    <style:style style:name="P7" style:family="paragraph" style:parent-style-name="Preformatted_20_Text">
      <loext:graphic-properties draw:fill="none" draw:fill-color="#ffffff"/>
      <style:paragraph-properties fo:margin-left="0cm" fo:margin-right="0cm" fo:line-height="150%" fo:text-align="start" style:justify-single-word="false" fo:orphans="1" fo:text-indent="0cm" style:auto-text-indent="false" fo:background-color="transparent" fo:padding="0cm" fo:border="none"/>
    </style:style>
    <style:style style:name="P8" style:family="paragraph" style:parent-style-name="Preformatted_20_Text">
      <loext:graphic-properties draw:fill="none" draw:fill-color="#ffffff"/>
      <style:paragraph-properties fo:margin-left="0cm" fo:margin-right="0cm" fo:margin-top="0cm" fo:margin-bottom="0.499cm" style:contextual-spacing="false" fo:line-height="150%" fo:text-align="start" style:justify-single-word="false" fo:orphans="1" fo:text-indent="0cm" style:auto-text-indent="false" fo:background-color="transparent" fo:padding="0cm" fo:border="none"/>
    </style:style>
    <style:style style:name="P9" style:family="paragraph" style:parent-style-name="Text_20_body" style:list-style-name="L2">
      <style:paragraph-properties fo:orphans="1"/>
    </style:style>
    <style:style style:name="P10" style:family="paragraph" style:parent-style-name="Text_20_body" style:list-style-name="L3">
      <style:paragraph-properties fo:orphans="1"/>
    </style:style>
    <style:style style:name="P11" style:family="paragraph" style:parent-style-name="Preformatted_20_Text">
      <loext:graphic-properties draw:fill="none" draw:fill-color="#ffffff"/>
      <style:paragraph-properties fo:margin-left="0cm" fo:margin-right="0cm" fo:line-height="150%" fo:text-align="start" style:justify-single-word="false" fo:orphans="1" fo:text-indent="0cm" style:auto-text-indent="false" fo:background-color="transparent" fo:padding="0cm" fo:border="none"/>
      <style:text-properties fo:font-style="italic"/>
    </style:style>
    <style:style style:name="P12" style:family="paragraph" style:parent-style-name="Preformatted_20_Text">
      <loext:graphic-properties draw:fill="none" draw:fill-color="#ffffff"/>
      <style:paragraph-properties fo:margin-left="0cm" fo:margin-right="0cm" fo:margin-top="0cm" fo:margin-bottom="0.499cm" style:contextual-spacing="false" fo:line-height="150%" fo:text-align="start" style:justify-single-word="false" fo:orphans="1" fo:background-color="transparent" fo:padding="0cm" fo:border="none"/>
    </style:style>
    <style:style style:name="P13" style:family="paragraph" style:parent-style-name="Text_20_body" style:list-style-name="L4">
      <style:paragraph-properties fo:margin-top="0cm" fo:margin-bottom="0cm" style:contextual-spacing="false" fo:orphans="1"/>
    </style:style>
    <style:style style:name="P14" style:family="paragraph" style:parent-style-name="Text_20_body" style:list-style-name="L4">
      <style:paragraph-properties fo:orphans="1"/>
    </style:style>
    <style:style style:name="P15" style:family="paragraph" style:parent-style-name="Text_20_body" style:list-style-name="L5">
      <style:paragraph-properties fo:margin-top="0cm" fo:margin-bottom="0cm" style:contextual-spacing="false" fo:orphans="1"/>
    </style:style>
    <style:style style:name="P16" style:family="paragraph" style:parent-style-name="Text_20_body" style:list-style-name="L5">
      <style:paragraph-properties fo:orphans="1"/>
    </style:style>
    <style:style style:name="P17" style:family="paragraph" style:parent-style-name="Heading_20_3">
      <style:paragraph-properties fo:orphans="1"/>
    </style:style>
    <style:style style:name="P18" style:family="paragraph" style:parent-style-name="Preformatted_20_Text">
      <loext:graphic-properties draw:fill="none" draw:fill-color="#ffffff"/>
      <style:paragraph-properties fo:margin-left="0cm" fo:margin-right="0cm" fo:line-height="150%" fo:text-align="start" style:justify-single-word="false" fo:orphans="1" fo:background-color="transparent" fo:padding="0cm" fo:border="none"/>
    </style:style>
    <style:style style:name="P19" style:family="paragraph" style:parent-style-name="Text_20_body" style:list-style-name="L6">
      <style:paragraph-properties fo:margin-top="0cm" fo:margin-bottom="0cm" style:contextual-spacing="false" fo:orphans="1"/>
    </style:style>
    <style:style style:name="P20" style:family="paragraph" style:parent-style-name="Text_20_body" style:list-style-name="L6">
      <style:paragraph-properties fo:orphans="1"/>
    </style:style>
    <style:style style:name="T1" style:family="text">
      <style:text-properties fo:color="#61afef" loext:opacity="100%" fo:font-family="'var font-mono'" fo:background-color="transparent" loext:char-shading-value="0"/>
    </style:style>
    <style:style style:name="T2" style:family="text">
      <style:text-properties fo:color="#abb2bf" loext:opacity="100%" fo:font-family="'var font-mono'" fo:background-color="transparent" loext:char-shading-value="0"/>
    </style:style>
    <style:style style:name="T3" style:family="text">
      <style:text-properties fo:color="#d19a66" loext:opacity="100%" fo:font-family="'var font-mono'" fo:background-color="transparent" loext:char-shading-value="0"/>
    </style:style>
    <style:style style:name="T4" style:family="text">
      <style:text-properties fo:color="#98c379" loext:opacity="100%" fo:font-family="'var font-mono'" fo:background-color="transparent" loext:char-shading-value="0"/>
    </style:style>
    <style:style style:name="T5" style:family="text">
      <style:text-properties fo:color="#5c6370" loext:opacity="100%" fo:font-family="'var font-mono'" fo:background-color="transparent" loext:char-shading-value="0"/>
    </style:style>
    <style:style style:name="T6" style:family="text">
      <style:text-properties fo:color="#5c6370" loext:opacity="100%" fo:font-family="'var font-mono'" fo:font-style="italic" fo:background-color="transparent" loext:char-shading-value="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battery-manager.sh</text:h>
      <text:p text:style-name="P1">323 lines</text:p>
      <text:p text:style-name="P1">sh</text:p>
      <text:h text:style-name="P2" text:outline-level="3">battery-limiter.sh</text:h>
      <text:p text:style-name="P1">596 lines</text:p>
      <text:p text:style-name="P1">sh</text:p>
      <text:p text:style-name="P1">R</text:p>
      <text:p text:style-name="P3">On Archlinux why no notification messages popped up when started sway? See the scripts attached: (I installed zenity and libconfig using pacman)</text:p>
      <text:p text:style-name="P1">Looking at your battery monitor scripts, I can see they're designed to show notifications, but there are several reasons why notifications might not appear in Sway on Arch Linux. Let me help you troubleshoot this.</text:p>
      <text:p text:style-name="P4">Sway Notification Troubleshooter</text:p>
      <text:p text:style-name="P4">Code </text:p>
      <text:p text:style-name="P3">#!/bin/bash # Sway Notification System Troubleshooter # This script helps diagnose notification issues in Sway on Arch Linux echo "=== SWAY NOTIFICATION TROUBLESHOOTER ===" echo "" # Colors RED='\033[0;31m' GREEN='\033[0;32m' YELLOW='\033[1;33m' B</text:p>
      <text:p text:style-name="P3">The most common reason notifications don't appear in Sway is that <text:span text:style-name="Strong_20_Emphasis">you need a notification daemon running</text:span>. Here's what's likely happening:</text:p>
      <text:h text:style-name="P5" text:outline-level="2">Quick Fix:</text:h>
      <text:list text:style-name="L1">
        <text:list-item>
          <text:p text:style-name="P6"><text:span text:style-name="Strong_20_Emphasis">Install and start mako</text:span> (the most popular notification daemon for Sway): </text:p>
        </text:list-item>
      </text:list>
      <text:p text:style-name="P3">bash</text:p>
      <text:p text:style-name="P7"><text:span text:style-name="Source_20_Text"><text:span text:style-name="T1">sudo</text:span></text:span><text:span text:style-name="Source_20_Text"><text:span text:style-name="T2"> pacman -S mako</text:span></text:span></text:p>
      <text:p text:style-name="P8"><text:span text:style-name="Source_20_Text"><text:span text:style-name="T2">systemctl --user </text:span></text:span><text:span text:style-name="Source_20_Text"><text:span text:style-name="T3">enable</text:span></text:span><text:span text:style-name="Source_20_Text"><text:span text:style-name="T2"> --now mako</text:span></text:span></text:p>
      <text:list text:style-name="L2">
        <text:list-item>
          <text:p text:style-name="P9"><text:span text:style-name="Strong_20_Emphasis">Add mako to your Sway config</text:span> so it starts automatically: </text:p>
        </text:list-item>
      </text:list>
      <text:p text:style-name="P3">bash</text:p>
      <text:p text:style-name="P8"><text:span text:style-name="Source_20_Text"><text:span text:style-name="T3">echo</text:span></text:span><text:span text:style-name="Source_20_Text"><text:span text:style-name="T2"> </text:span></text:span><text:span text:style-name="Source_20_Text"><text:span text:style-name="T4">"exec mako"</text:span></text:span><text:span text:style-name="Source_20_Text"><text:span text:style-name="T2"> </text:span></text:span><text:span text:style-name="Source_20_Text"><text:span text:style-name="T1">&gt;&gt;</text:span></text:span><text:span text:style-name="Source_20_Text"><text:span text:style-name="T2"> ~/.config/sway/config</text:span></text:span></text:p>
      <text:list text:style-name="L3">
        <text:list-item>
          <text:p text:style-name="P10"><text:span text:style-name="Strong_20_Emphasis">Test it immediately</text:span>: </text:p>
        </text:list-item>
      </text:list>
      <text:p text:style-name="P3">bash</text:p>
      <text:p text:style-name="P8"><text:span text:style-name="Source_20_Text"><text:span text:style-name="T1">notify-send</text:span></text:span><text:span text:style-name="Source_20_Text"><text:span text:style-name="T2"> </text:span></text:span><text:span text:style-name="Source_20_Text"><text:span text:style-name="T4">"Test"</text:span></text:span><text:span text:style-name="Source_20_Text"><text:span text:style-name="T2"> </text:span></text:span><text:span text:style-name="Source_20_Text"><text:span text:style-name="T4">"Hello from Sway!"</text:span></text:span></text:p>
      <text:h text:style-name="P5" text:outline-level="2">Alternative Solutions:</text:h>
      <text:p text:style-name="P3">If mako doesn't work, try <text:span text:style-name="Strong_20_Emphasis">dunst</text:span>:</text:p>
      <text:p text:style-name="P3">bash</text:p>
      <text:p text:style-name="P7"><text:soft-page-break/><text:span text:style-name="Source_20_Text"><text:span text:style-name="T1">sudo</text:span></text:span><text:span text:style-name="Source_20_Text"><text:span text:style-name="T2"> pacman -S dunst</text:span></text:span></text:p>
      <text:p text:style-name="P7"><text:span text:style-name="Source_20_Text"><text:span text:style-name="T2">systemctl --user </text:span></text:span><text:span text:style-name="Source_20_Text"><text:span text:style-name="T3">enable</text:span></text:span><text:span text:style-name="Source_20_Text"><text:span text:style-name="T2"> --now dunst</text:span></text:span></text:p>
      <text:p text:style-name="P11"><text:span text:style-name="Source_20_Text"><text:span text:style-name="T5"># Add to ~/.config/sway/config:</text:span></text:span></text:p>
      <text:p text:style-name="P8"><text:span text:style-name="Source_20_Text"><text:span text:style-name="T3">echo</text:span></text:span><text:span text:style-name="Source_20_Text"><text:span text:style-name="T2"> </text:span></text:span><text:span text:style-name="Source_20_Text"><text:span text:style-name="T4">"exec dunst"</text:span></text:span><text:span text:style-name="Source_20_Text"><text:span text:style-name="T2"> </text:span></text:span><text:span text:style-name="Source_20_Text"><text:span text:style-name="T1">&gt;&gt;</text:span></text:span><text:span text:style-name="Source_20_Text"><text:span text:style-name="T2"> ~/.config/sway/config</text:span></text:span></text:p>
      <text:h text:style-name="P5" text:outline-level="2">Run the Troubleshooter:</text:h>
      <text:p text:style-name="P3">I've created a comprehensive troubleshooter script above. Save it as <text:span text:style-name="Source_20_Text">sway-notification-debug.sh</text:span>, make it executable, and run it:</text:p>
      <text:p text:style-name="P3">bash</text:p>
      <text:p text:style-name="P7"><text:span text:style-name="Source_20_Text"><text:span text:style-name="T1">chmod</text:span></text:span><text:span text:style-name="Source_20_Text"><text:span text:style-name="T2"> +x sway-notification-debug.sh</text:span></text:span></text:p>
      <text:p text:style-name="P12"><text:span text:style-name="Source_20_Text"><text:span text:style-name="T2">./sway-notification-debug.sh</text:span></text:span></text:p>
      <text:p text:style-name="P3">This will check:</text:p>
      <text:list text:style-name="L4">
        <text:list-item>
          <text:p text:style-name="P13">Required packages </text:p>
        </text:list-item>
        <text:list-item>
          <text:p text:style-name="P13">Running services </text:p>
        </text:list-item>
        <text:list-item>
          <text:p text:style-name="P13">Environment variables </text:p>
        </text:list-item>
        <text:list-item>
          <text:p text:style-name="P13">Your Sway configuration </text:p>
        </text:list-item>
        <text:list-item>
          <text:p text:style-name="P14">Test all notification methods </text:p>
        </text:list-item>
      </text:list>
      <text:h text:style-name="P5" text:outline-level="2">Why This Happens:</text:h>
      <text:p text:style-name="P3">Unlike desktop environments like GNOME or KDE, Sway doesn't include a notification daemon by default. Your battery monitor script tries to use <text:span text:style-name="Source_20_Text">notify-send</text:span>, <text:span text:style-name="Source_20_Text">zenity</text:span>, and <text:span text:style-name="Source_20_Text">swaynag</text:span>, but without a notification daemon running, <text:span text:style-name="Source_20_Text">notify-send</text:span> fails silently.</text:p>
      <text:h text:style-name="P5" text:outline-level="2">Your Battery Scripts Are Fine:</text:h>
      <text:p text:style-name="P3">Looking at your scripts, they have excellent fallback logic:</text:p>
      <text:list text:style-name="L5">
        <text:list-item>
          <text:p text:style-name="P15">Try <text:span text:style-name="Source_20_Text">zenity</text:span> (modal dialog) </text:p>
        </text:list-item>
        <text:list-item>
          <text:p text:style-name="P15">Try <text:span text:style-name="Source_20_Text">notify-send</text:span> (desktop notification) </text:p>
        </text:list-item>
        <text:list-item>
          <text:p text:style-name="P15">Try <text:span text:style-name="Source_20_Text">swaynag</text:span> (Sway native) </text:p>
        </text:list-item>
        <text:list-item>
          <text:p text:style-name="P16">Fall back to console output </text:p>
        </text:list-item>
      </text:list>
      <text:p text:style-name="P3">The issue is just that you need the notification infrastructure set up in Sway.</text:p>
      <text:p text:style-name="P3">After installing mako or dunst, your battery monitor should start showing notifications properly!</text:p>
      <text:p text:style-name="P1">Claude does not have the ability to run the code it generates yet.</text:p>
      <text:p text:style-name="P1">R</text:p>
      <text:p text:style-name="P3">Test message does show up But when sway starts, battery limiter script started notification does not</text:p>
      <text:p text:style-name="P1">The issue is likely that the notification daemon isn't fully initialized when the battery script starts during Sway startup. Let me help you add proper startup delays and checks to ensure notifications work reliably.</text:p>
      <text:p text:style-name="P4">Battery Monitor Startup Fix</text:p>
      <text:p text:style-name="P4">Code </text:p>
      <text:p text:style-name="P3"><text:soft-page-break/>#!/bin/bash # Enhanced startup functions for battery-limiter.sh # Add these functions to your battery-limiter.sh script # # ENHANCED NOTIFICATION FUNCTIONS WITH STARTUP DELAYS # wait_for_notification_daemon() { local max_wait=30 # Maximum wai</text:p>
      <text:p text:style-name="P3">The issue is timing - your battery monitor starts before the notification daemon is fully ready during Sway startup. Here are several solutions:</text:p>
      <text:h text:style-name="P5" text:outline-level="2">Quick Fix Options:</text:h>
      <text:h text:style-name="P17" text:outline-level="3">Option 1: Add Startup Delay to Sway Config</text:h>
      <text:p text:style-name="P3">Edit <text:span text:style-name="Source_20_Text">~/.config/sway/config</text:span> and change your battery monitor line to:</text:p>
      <text:p text:style-name="P3">bash</text:p>
      <text:p text:style-name="P11"><text:span text:style-name="Source_20_Text"><text:span text:style-name="T5"># Instead of: exec ~/battery-limiter.sh</text:span></text:span></text:p>
      <text:p text:style-name="P8"><text:span text:style-name="Source_20_Text"><text:span text:style-name="T3">exec</text:span></text:span><text:span text:style-name="Source_20_Text"><text:span text:style-name="T2"> </text:span></text:span><text:span text:style-name="Source_20_Text"><text:span text:style-name="T1">sleep</text:span></text:span><text:span text:style-name="Source_20_Text"><text:span text:style-name="T2"> </text:span></text:span><text:span text:style-name="Source_20_Text"><text:span text:style-name="T3">10</text:span></text:span><text:span text:style-name="Source_20_Text"><text:span text:style-name="T2"> </text:span></text:span><text:span text:style-name="Source_20_Text"><text:span text:style-name="T1">&amp;&amp;</text:span></text:span><text:span text:style-name="Source_20_Text"><text:span text:style-name="T2"> ~/battery-limiter.sh</text:span></text:span></text:p>
      <text:h text:style-name="P17" text:outline-level="3">Option 2: Use the Enhanced Script Above</text:h>
      <text:p text:style-name="P3">The script I created above provides several solutions. Run it to set up a delayed starter:</text:p>
      <text:p text:style-name="P3">bash</text:p>
      <text:p text:style-name="P11"><text:span text:style-name="Source_20_Text"><text:span text:style-name="T5"># Save the script and run it</text:span></text:span></text:p>
      <text:p text:style-name="P7"><text:span text:style-name="Source_20_Text"><text:span text:style-name="T1">chmod</text:span></text:span><text:span text:style-name="Source_20_Text"><text:span text:style-name="T2"> +x startup_delay_fix.sh</text:span></text:span></text:p>
      <text:p text:style-name="P12"><text:span text:style-name="Source_20_Text"><text:span text:style-name="T2">./startup_delay_fix.sh</text:span></text:span></text:p>
      <text:h text:style-name="P17" text:outline-level="3">Option 3: Update Your Battery Script</text:h>
      <text:p text:style-name="P3">Add these functions to the top of your <text:span text:style-name="Source_20_Text">battery-limiter.sh</text:span> script, right after the settings section:</text:p>
      <text:p text:style-name="P4">Battery Monitor Startup Fix</text:p>
      <text:p text:style-name="P4">Code ∙ Version 2 </text:p>
      <text:p text:style-name="P3"># Wait for notification system to be ready wait_for_notification_daemon() { local max_wait=30 local wait_count=0 write_log "Waiting for notification daemon to be ready..." "INFO" while [ $wait_count -lt $max_wait ]; do </text:p>
      <text:h text:style-name="P17" text:outline-level="3">Option 4: Use Systemd User Service (Most Reliable)</text:h>
      <text:p text:style-name="P3">Create a systemd service that starts after the graphical session:</text:p>
      <text:p text:style-name="P3">bash</text:p>
      <text:p text:style-name="P7"><text:span text:style-name="Source_20_Text"><text:span text:style-name="T1">mkdir</text:span></text:span><text:span text:style-name="Source_20_Text"><text:span text:style-name="T2"> -p ~/.config/systemd/user</text:span></text:span></text:p>
      <text:p text:style-name="P7"><text:span text:style-name="Source_20_Text"><text:span text:style-name="T1">cat</text:span></text:span><text:span text:style-name="Source_20_Text"><text:span text:style-name="T2"> </text:span></text:span><text:span text:style-name="Source_20_Text"><text:span text:style-name="T1">&gt;</text:span></text:span><text:span text:style-name="Source_20_Text"><text:span text:style-name="T2"> ~/.config/systemd/user/battery-monitor.service </text:span></text:span><text:span text:style-name="Source_20_Text"><text:span text:style-name="T1">&lt;&lt;</text:span></text:span><text:span text:style-name="Source_20_Text"><text:span text:style-name="T2"> </text:span></text:span><text:span text:style-name="Source_20_Text"><text:span text:style-name="T4">EOF</text:span></text:span></text:p>
      <text:p text:style-name="P18"><text:span text:style-name="Source_20_Text"><text:span text:style-name="T2">[Unit]</text:span></text:span></text:p>
      <text:p text:style-name="P18"><text:span text:style-name="Source_20_Text"><text:span text:style-name="T2">Description=Battery Monitor Service</text:span></text:span></text:p>
      <text:p text:style-name="P18"><text:span text:style-name="Source_20_Text"><text:span text:style-name="T2">After=graphical-session.target</text:span></text:span></text:p>
      <text:p text:style-name="P18"><text:span text:style-name="Source_20_Text"><text:span text:style-name="T2">Wants=graphical-session.target</text:span></text:span></text:p>
      <text:p text:style-name="P18"/>
      <text:p text:style-name="P18"><text:soft-page-break/><text:span text:style-name="Source_20_Text"><text:span text:style-name="T2">[Service]</text:span></text:span></text:p>
      <text:p text:style-name="P18"><text:span text:style-name="Source_20_Text"><text:span text:style-name="T2">Type=simple</text:span></text:span></text:p>
      <text:p text:style-name="P18"><text:span text:style-name="Source_20_Text"><text:span text:style-name="T2">ExecStartPre=/bin/sleep 15</text:span></text:span></text:p>
      <text:p text:style-name="P7"><text:span text:style-name="Source_20_Text"><text:span text:style-name="T4">ExecStart=</text:span></text:span><text:span text:style-name="Source_20_Text"><text:span text:style-name="T3">$HOME</text:span></text:span><text:span text:style-name="Source_20_Text"><text:span text:style-name="T4">/battery-limiter.sh</text:span></text:span></text:p>
      <text:p text:style-name="P18"><text:span text:style-name="Source_20_Text"><text:span text:style-name="T2">Restart=on-failure</text:span></text:span></text:p>
      <text:p text:style-name="P18"><text:span text:style-name="Source_20_Text"><text:span text:style-name="T2">RestartSec=30</text:span></text:span></text:p>
      <text:p text:style-name="P18"><text:span text:style-name="Source_20_Text"><text:span text:style-name="T2">Environment=WAYLAND_DISPLAY=wayland-1</text:span></text:span></text:p>
      <text:p text:style-name="P18"><text:span text:style-name="Source_20_Text"><text:span text:style-name="T2">Environment=XDG_CURRENT_DESKTOP=sway</text:span></text:span></text:p>
      <text:p text:style-name="P18"/>
      <text:p text:style-name="P18"><text:span text:style-name="Source_20_Text"><text:span text:style-name="T2">[Install]</text:span></text:span></text:p>
      <text:p text:style-name="P18"><text:span text:style-name="Source_20_Text"><text:span text:style-name="T2">WantedBy=default.target</text:span></text:span></text:p>
      <text:p text:style-name="P7"><text:span text:style-name="Source_20_Text"><text:span text:style-name="T4">EOF</text:span></text:span></text:p>
      <text:p text:style-name="P18"/>
      <text:p text:style-name="P11"><text:span text:style-name="Source_20_Text"><text:span text:style-name="T5"># Enable and start the service</text:span></text:span></text:p>
      <text:p text:style-name="P18"><text:span text:style-name="Source_20_Text"><text:span text:style-name="T2">systemctl --user daemon-reload</text:span></text:span></text:p>
      <text:p text:style-name="P7"><text:span text:style-name="Source_20_Text"><text:span text:style-name="T2">systemctl --user </text:span></text:span><text:span text:style-name="Source_20_Text"><text:span text:style-name="T3">enable</text:span></text:span><text:span text:style-name="Source_20_Text"><text:span text:style-name="T2"> battery-monitor.service</text:span></text:span></text:p>
      <text:p text:style-name="P12"><text:span text:style-name="Source_20_Text"><text:span text:style-name="T2">systemctl --user start battery-monitor.service</text:span></text:span></text:p>
      <text:p text:style-name="P3">Then <text:span text:style-name="Strong_20_Emphasis">remove</text:span> the battery monitor from your Sway config.</text:p>
      <text:h text:style-name="P5" text:outline-level="2">Recommended Sway Config:</text:h>
      <text:p text:style-name="P3">Your <text:span text:style-name="Source_20_Text">~/.config/sway/config</text:span> should look like this:</text:p>
      <text:p text:style-name="P3">bash</text:p>
      <text:p text:style-name="P11"><text:span text:style-name="Source_20_Text"><text:span text:style-name="T5"># Start notification daemon FIRST</text:span></text:span></text:p>
      <text:p text:style-name="P7"><text:span text:style-name="Source_20_Text"><text:span text:style-name="T3">exec</text:span></text:span><text:span text:style-name="Source_20_Text"><text:span text:style-name="T2"> mako</text:span></text:span></text:p>
      <text:p text:style-name="P18"/>
      <text:p text:style-name="P11"><text:span text:style-name="Source_20_Text"><text:span text:style-name="T5"># Start battery monitor with delay (choose one):</text:span></text:span></text:p>
      <text:p text:style-name="P11"><text:span text:style-name="Source_20_Text"><text:span text:style-name="T5"># Option A: Simple delay</text:span></text:span></text:p>
      <text:p text:style-name="P7"><text:span text:style-name="Source_20_Text"><text:span text:style-name="T3">exec</text:span></text:span><text:span text:style-name="Source_20_Text"><text:span text:style-name="T2"> </text:span></text:span><text:span text:style-name="Source_20_Text"><text:span text:style-name="T1">sleep</text:span></text:span><text:span text:style-name="Source_20_Text"><text:span text:style-name="T2"> </text:span></text:span><text:span text:style-name="Source_20_Text"><text:span text:style-name="T3">10</text:span></text:span><text:span text:style-name="Source_20_Text"><text:span text:style-name="T2"> </text:span></text:span><text:span text:style-name="Source_20_Text"><text:span text:style-name="T1">&amp;&amp;</text:span></text:span><text:span text:style-name="Source_20_Text"><text:span text:style-name="T2"> ~/battery-limiter.sh</text:span></text:span></text:p>
      <text:p text:style-name="P18"/>
      <text:p text:style-name="P11"><text:span text:style-name="Source_20_Text"><text:span text:style-name="T5"># Option B: Or use systemd service instead (recommended)</text:span></text:span></text:p>
      <text:p text:style-name="P8"><text:span text:style-name="Source_20_Text"><text:span text:style-name="T6"># (no exec line needed if using systemd)</text:span></text:span></text:p>
      <text:h text:style-name="P5" text:outline-level="2">Test Which Method Works:</text:h>
      <text:list text:style-name="L6">
        <text:list-item>
          <text:p text:style-name="P19"><text:span text:style-name="Strong_20_Emphasis">Kill any running battery monitor</text:span>: <text:span text:style-name="Source_20_Text">./battery-manager.sh stop</text:span> </text:p>
        </text:list-item>
        <text:list-item>
          <text:p text:style-name="P19"><text:span text:style-name="Strong_20_Emphasis">Restart Sway</text:span>: <text:span text:style-name="Source_20_Text">swaymsg reload</text:span> or log out/in </text:p>
        </text:list-item>
        <text:list-item>
          <text:p text:style-name="P19"><text:span text:style-name="Strong_20_Emphasis">Check if notification appears</text:span> </text:p>
        </text:list-item>
        <text:list-item>
          <text:p text:style-name="P20"><text:span text:style-name="Strong_20_Emphasis">If not, try the systemd service method</text:span> </text:p>
        </text:list-item>
      </text:list>
      <text:p text:style-name="P3"><text:soft-page-break/>The systemd service approach is most reliable because it properly waits for the graphical session to be fully ready before starting your battery monito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125cm" fo:margin-left="1.482cm" fo:margin-right="1.406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19T17:26:34.491846504</meta:creation-date>
    <dc:date>2025-07-19T17:33:36.141309682</dc:date>
    <meta:editing-duration>PT7M2S</meta:editing-duration>
    <meta:editing-cycles>1</meta:editing-cycles>
    <meta:document-statistic meta:table-count="0" meta:image-count="0" meta:object-count="0" meta:page-count="5" meta:paragraph-count="118" meta:word-count="782" meta:character-count="5374" meta:non-whitespace-character-count="4713"/>
    <meta:generator>LibreOffice/25.2.4.3$Linux_X86_64 LibreOffice_project/520$Build-3</meta:generator>
  </office:meta>
</office:document-meta>
</file>